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4.0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cm" fo:min-width="4.541cm"/>
    </style:style>
    <style:style style:name="gr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svg:stroke-width="0.1cm" svg:stroke-color="#000000" draw:marker-start-width="0.35cm" draw:marker-end-width="0.35cm" draw:fill="solid" draw:fill-color="#00b8ff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8cm" fo:min-width="1.08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5cm" fo:min-width="3.85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9cm" fo:min-width="3.825cm"/>
    </style:style>
    <style:style style:name="gr13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0.51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5cm" fo:min-width="0.51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5cm" fo:min-width="0.51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0.51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8cm" fo:min-width="0.95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8cm" fo:min-width="1.03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6.1cm"/>
    </style:style>
    <style:style style:name="gr2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text-properties fo:color="#0000ff" fo:font-size="14pt" style:font-size-asian="14pt" style:font-size-complex="1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style:text-position="sub 58%" fo:font-size="20pt" fo:font-weight="bold" style:font-size-asian="20pt" style:font-weight-asian="bold" style:font-size-complex="20pt" style:font-weight-complex="bold"/>
    </style:style>
    <style:style style:name="T4" style:family="text">
      <style:text-properties style:text-position="sub 58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7cm" svg:height="13.8cm" svg:x="0.4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8.58cm" svg:height="2.394cm" svg:x="8.512cm" svg:y="6.8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8.58cm" svg:height="2.394cm" svg:x="8.512cm" svg:y="12.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4.39cm" svg:height="1.038cm" svg:x="10.81cm" svg:y="7.521cm">
          <draw:text-box>
            <text:p><text:span text:style-name="T1">Condenser</text:span></text:p>
          </draw:text-box>
        </draw:frame>
        <draw:frame draw:style-name="gr5" draw:text-style-name="P3" draw:layer="layout" svg:width="5.117cm" svg:height="1.038cm" svg:x="10.383cm" svg:y="12.71cm">
          <draw:text-box>
            <text:p text:style-name="P1"><text:span text:style-name="T1">Evaporator</text:span></text:p>
          </draw:text-box>
        </draw:frame>
        <draw:line draw:style-name="gr6" draw:text-style-name="P1" draw:layer="layout" svg:x1="19.385cm" svg:y1="9.416cm" svg:x2="24.235cm" svg:y2="9.416cm">
          <text:p/>
        </draw:line>
        <draw:line draw:style-name="gr6" draw:text-style-name="P1" draw:layer="layout" svg:x1="19.336cm" svg:y1="11.362cm" svg:x2="24.186cm" svg:y2="11.362cm">
          <text:p/>
        </draw:line>
        <draw:line draw:style-name="gr6" draw:text-style-name="P1" draw:layer="layout" svg:x1="19.385cm" svg:y1="9.416cm" svg:x2="19.385cm" svg:y2="11.361cm">
          <text:p/>
        </draw:line>
        <draw:custom-shape draw:style-name="gr7" draw:text-style-name="P1" draw:layer="layout" svg:width="2.273cm" svg:height="0.399cm" svg:x="22.101cm" svg:y="10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88cm" svg:height="1.946cm" svg:x="21.713cm" svg:y="9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4" draw:id="id4" draw:layer="layout" svg:width="2.328cm" svg:height="1.946cm" svg:x="19.385cm" svg:y="9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2.594cm" svg:height="0.599cm" svg:x="24.374cm" svg:y="10.01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4" draw:layer="layout" svg:width="1.596cm" svg:height="1.271cm" svg:x="25.372cm" svg:y="9.017cm">
          <draw:text-box>
            <text:p><text:span text:style-name="T2">W</text:span><text:span text:style-name="T3">c</text:span></text:p>
          </draw:text-box>
        </draw:frame>
        <draw:frame draw:style-name="gr11" draw:text-style-name="P2" draw:layer="layout" svg:width="4.363cm" svg:height="1.038cm" svg:x="21.237cm" svg:y="8.02cm">
          <draw:text-box>
            <text:p><text:span text:style-name="T1">Compressor</text:span></text:p>
          </draw:text-box>
        </draw:frame>
        <draw:frame draw:style-name="gr12" draw:text-style-name="P1" draw:layer="layout" svg:width="4.127cm" svg:height="2.384cm" svg:x="0.424cm" svg:y="7.421cm">
          <draw:text-box>
            <text:p text:style-name="P1">Throttling</text:p>
            <text:p text:style-name="P1">Valve </text:p>
            <text:p text:style-name="P1">(expansion)</text:p>
          </draw:text-box>
        </draw:frame>
        <draw:custom-shape draw:style-name="gr13" draw:text-style-name="P1" xml:id="id2" draw:id="id2" draw:layer="layout" svg:width="1.596cm" svg:height="1.597cm" svg:x="3.753cm" svg:y="9.8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595cm" svg:height="1.596cm" draw:transform="skewX (-0.000698131700797843) rotate (-0.83723444218168) translate (4.61cm 9.556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332.8487051340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8.512cm" svg:y1="8.02cm" svg:x2="4.551cm" svg:y2="9.885cm" draw:start-shape="id1" draw:start-glue-point="3" draw:end-shape="id2" draw:end-glue-point="4" svg:d="m8512 8020h-3961v1865" svg:viewBox="0 0 3962 1866">
          <text:p/>
        </draw:connector>
        <draw:connector draw:style-name="gr15" draw:text-style-name="P1" draw:layer="layout" svg:x1="4.551cm" svg:y1="11.482cm" svg:x2="8.512cm" svg:y2="13.207cm" draw:start-shape="id2" draw:start-glue-point="8" draw:end-shape="id3" svg:d="m4551 11482v1725h3961" svg:viewBox="0 0 3962 1726">
          <text:p/>
        </draw:connector>
        <draw:connector draw:style-name="gr15" draw:text-style-name="P1" draw:layer="layout" svg:x1="17.092cm" svg:y1="13.207cm" svg:x2="20.549cm" svg:y2="11.362cm" draw:start-shape="id3" draw:start-glue-point="1" draw:end-shape="id4" draw:end-glue-point="2" svg:d="m17092 13207h3457v-1845" svg:viewBox="0 0 3458 1846">
          <text:p/>
        </draw:connector>
        <draw:connector draw:style-name="gr15" draw:text-style-name="P1" draw:layer="layout" svg:x1="20.549cm" svg:y1="9.416cm" svg:x2="17.092cm" svg:y2="8.02cm" draw:start-shape="id4" draw:start-glue-point="0" draw:end-shape="id1" draw:end-glue-point="1" svg:d="m20549 9416v-1396h-3457" svg:viewBox="0 0 3458 1397">
          <text:p/>
        </draw:connector>
        <draw:frame draw:style-name="gr16" draw:text-style-name="P2" draw:layer="layout" svg:width="0.894cm" svg:height="1.038cm" svg:x="6.367cm" svg:y="7.16cm">
          <draw:text-box>
            <text:p><text:span text:style-name="T1">3</text:span></text:p>
          </draw:text-box>
        </draw:frame>
        <draw:frame draw:style-name="gr17" draw:text-style-name="P2" draw:layer="layout" svg:width="0.894cm" svg:height="1.038cm" svg:x="5.967cm" svg:y="13.11cm">
          <draw:text-box>
            <text:p><text:span text:style-name="T1">4</text:span></text:p>
          </draw:text-box>
        </draw:frame>
        <draw:frame draw:style-name="gr18" draw:text-style-name="P2" draw:layer="layout" svg:width="0.894cm" svg:height="1.038cm" svg:x="18.389cm" svg:y="13.148cm">
          <draw:text-box>
            <text:p><text:span text:style-name="T1">1</text:span></text:p>
          </draw:text-box>
        </draw:frame>
        <draw:frame draw:style-name="gr19" draw:text-style-name="P2" draw:layer="layout" svg:width="0.894cm" svg:height="1.038cm" svg:x="18.336cm" svg:y="7.122cm">
          <draw:text-box>
            <text:p><text:span text:style-name="T1">2</text:span></text:p>
          </draw:text-box>
        </draw:frame>
        <draw:custom-shape draw:style-name="gr9" draw:text-style-name="P1" draw:layer="layout" svg:width="0.598cm" svg:height="1.796cm" svg:x="12.204cm" svg:y="5.02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599cm" svg:height="1.796cm" svg:x="12.403cm" svg:y="14.404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0" draw:text-style-name="P2" draw:layer="layout" svg:width="1.679cm" svg:height="1.271cm" svg:x="12.921cm" svg:y="15.003cm">
          <draw:text-box>
            <text:p><text:span text:style-name="T1">Q</text:span><text:span text:style-name="T4">L</text:span></text:p>
          </draw:text-box>
        </draw:frame>
        <draw:frame draw:style-name="gr21" draw:text-style-name="P2" draw:layer="layout" svg:width="1.65cm" svg:height="1.271cm" svg:x="12.75cm" svg:y="5.054cm">
          <draw:text-box>
            <text:p><text:span text:style-name="T1">Q</text:span><text:span text:style-name="T4">H</text:span></text:p>
          </draw:text-box>
        </draw:frame>
        <draw:frame draw:style-name="gr22" draw:text-style-name="P5" draw:layer="layout" svg:width="7.4cm" svg:height="1.361cm" svg:x="14.2cm" svg:y="4.964cm">
          <draw:text-box>
            <text:p text:style-name="P5">(heat is continuously rejected to the space being heated)</text:p>
          </draw:text-box>
        </draw:frame>
        <presentation:notes draw:style-name="dp2">
          <draw:page-thumbnail draw:style-name="gr2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4-08T19:46:46</meta:creation-date>
    <dc:date>2013-04-24T19:16:22</dc:date>
    <dc:creator>Jefferson Gomes</dc:creator>
    <meta:editing-duration>PT21H29M54S</meta:editing-duration>
    <meta:editing-cycles>5</meta:editing-cycles>
    <meta:generator>LibreOffice/3.5$Linux_X86_64 LibreOffice_project/350m1$Build-2</meta:generator>
    <meta:document-statistic meta:object-count="53"/>
  </office:meta>
</office:document-meta>
</file>